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9000002623B66F732.jpg" manifest:media-type="image/jpeg"/>
  <manifest:file-entry manifest:full-path="Pictures/10000000000002200000023D30044F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19cm" svg:height="10cm" svg:x="8.41cm" svg:y="0cm">
          <draw:image xlink:href="Pictures/10000000000002200000023D30044F27.png" xlink:type="simple" xlink:show="embed" xlink:actuate="onLoad">
            <text:p/>
          </draw:image>
        </draw:frame>
        <draw:frame draw:style-name="gr1" draw:text-style-name="P1" draw:layer="layout" svg:width="24.8cm" svg:height="10.8cm" svg:x="0.6cm" svg:y="10cm">
          <draw:image xlink:href="Pictures/10000000000004D9000002623B66F7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3:41:26.251164456</meta:creation-date>
    <dc:date>2016-09-30T16:22:10.984999275</dc:date>
    <meta:editing-duration>P0D</meta:editing-duration>
    <meta:editing-cycles>2</meta:editing-cycles>
    <meta:generator>LibreOffice/4.2.8.2$Linux_X86_64 LibreOffice_project/420m0$Build-2</meta:generator>
    <meta:document-statistic meta:object-count="25"/>
  </office:meta>
</office:document-meta>
</file>